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enêtre</text:p>
          </table:table-cell>
          <table:table-cell/>
          <table:table-cell office:value-type="string" calcext:value-type="string">
            <text:p>Largeur 892</text:p>
          </table:table-cell>
          <table:table-cell office:value-type="string" calcext:value-type="string">
            <text:p>Hauteur 6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uteur</text:p>
          </table:table-cell>
          <table:table-cell/>
          <table:table-cell office:value-type="string" calcext:value-type="string">
            <text:p>cloison</text:p>
          </table:table-cell>
          <table:table-cell office:value-type="float" office:value="44" calcext:value-type="float">
            <text:p>44</text:p>
          </table:table-cell>
          <table:table-cell table:formula="of:=[.D3]/653" office:value-type="float" office:value="0.0673813169984686" calcext:value-type="float">
            <text:p>0,067381316998469</text:p>
          </table:table-cell>
        </table:table-row>
        <table:table-row table:style-name="ro1">
          <table:table-cell office:value-type="string" calcext:value-type="string">
            <text:p>des boutons</text:p>
          </table:table-cell>
          <table:table-cell/>
          <table:table-cell office:value-type="string" calcext:value-type="string">
            <text:p>trou</text:p>
          </table:table-cell>
          <table:table-cell office:value-type="float" office:value="75" calcext:value-type="float">
            <text:p>75</text:p>
          </table:table-cell>
          <table:table-cell table:formula="of:=[.D4]/653" office:value-type="float" office:value="0.114854517611026" calcext:value-type="float">
            <text:p>0,1148545176110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mon</text:p>
          </table:table-cell>
          <table:table-cell office:value-type="float" office:value="107" calcext:value-type="float">
            <text:p>107</text:p>
          </table:table-cell>
          <table:table-cell table:formula="of:=[.D5]/653" office:value-type="float" office:value="0.16385911179173" calcext:value-type="float">
            <text:p>0,163859111791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prim</text:p>
          </table:table-cell>
          <table:table-cell office:value-type="float" office:value="138" calcext:value-type="float">
            <text:p>138</text:p>
          </table:table-cell>
          <table:table-cell table:formula="of:=[.D6]/653" office:value-type="float" office:value="0.211332312404288" calcext:value-type="float">
            <text:p>0,211332312404288</text:p>
          </table:table-cell>
        </table:table-row>
        <table:table-row table:style-name="ro1">
          <table:table-cell table:number-columns-repeated="4"/>
          <table:table-cell table:formula="of:=[.D7]/65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rêt</text:p>
          </table:table-cell>
          <table:table-cell office:value-type="float" office:value="211" calcext:value-type="float">
            <text:p>211</text:p>
          </table:table-cell>
          <table:table-cell table:formula="of:=[.D8]/653" office:value-type="float" office:value="0.32312404287902" calcext:value-type="float">
            <text:p>0,32312404287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T.</text:p>
          </table:table-cell>
          <table:table-cell office:value-type="float" office:value="237" calcext:value-type="float">
            <text:p>237</text:p>
          </table:table-cell>
          <table:table-cell table:formula="of:=[.D9]/653" office:value-type="float" office:value="0.362940275650842" calcext:value-type="float">
            <text:p>0,362940275650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T.</text:p>
          </table:table-cell>
          <table:table-cell office:value-type="float" office:value="263" calcext:value-type="float">
            <text:p>263</text:p>
          </table:table-cell>
          <table:table-cell table:formula="of:=[.D10]/653" office:value-type="float" office:value="0.402756508422665" calcext:value-type="float">
            <text:p>0,402756508422665</text:p>
          </table:table-cell>
        </table:table-row>
        <table:table-row table:style-name="ro1">
          <table:table-cell table:number-columns-repeated="4"/>
          <table:table-cell table:formula="of:=[.D11]/65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e</text:p>
          </table:table-cell>
          <table:table-cell office:value-type="float" office:value="395" calcext:value-type="float">
            <text:p>395</text:p>
          </table:table-cell>
          <table:table-cell table:formula="of:=[.D12]/653" office:value-type="float" office:value="0.604900459418071" calcext:value-type="float">
            <text:p>0,604900459418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rêt</text:p>
          </table:table-cell>
          <table:table-cell office:value-type="float" office:value="432" calcext:value-type="float">
            <text:p>432</text:p>
          </table:table-cell>
          <table:table-cell table:formula="of:=[.D13]/653" office:value-type="float" office:value="0.66156202143951" calcext:value-type="float">
            <text:p>0,66156202143951</text:p>
          </table:table-cell>
        </table:table-row>
        <table:table-row table:style-name="ro1">
          <table:table-cell table:number-columns-repeated="4"/>
          <table:table-cell table:formula="of:=[.D14]/65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he</text:p>
          </table:table-cell>
          <table:table-cell office:value-type="float" office:value="513" calcext:value-type="float">
            <text:p>513</text:p>
          </table:table-cell>
          <table:table-cell table:formula="of:=[.D15]/653" office:value-type="float" office:value="0.785604900459418" calcext:value-type="float">
            <text:p>0,785604900459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rêt</text:p>
          </table:table-cell>
          <table:table-cell office:value-type="float" office:value="550" calcext:value-type="float">
            <text:p>550</text:p>
          </table:table-cell>
          <table:table-cell table:formula="of:=[.D16]/653" office:value-type="float" office:value="0.842266462480858" calcext:value-type="float">
            <text:p>0,842266462480858</text:p>
          </table:table-cell>
        </table:table-row>
        <table:table-row table:style-name="ro1">
          <table:table-cell table:number-columns-repeated="4"/>
          <table:table-cell table:formula="of:=[.D17]/65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se</text:p>
          </table:table-cell>
          <table:table-cell office:value-type="float" office:value="497" calcext:value-type="float">
            <text:p>497</text:p>
          </table:table-cell>
          <table:table-cell table:formula="of:=[.D18]/653" office:value-type="float" office:value="0.761102603369066" calcext:value-type="float">
            <text:p>0,761102603369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float" office:value="522" calcext:value-type="float">
            <text:p>522</text:p>
          </table:table-cell>
          <table:table-cell table:formula="of:=[.D19]/653" office:value-type="float" office:value="0.799387442572741" calcext:value-type="float">
            <text:p>0,7993874425727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float" office:value="550" calcext:value-type="float">
            <text:p>550</text:p>
          </table:table-cell>
          <table:table-cell table:formula="of:=[.D20]/653" office:value-type="float" office:value="0.842266462480858" calcext:value-type="float">
            <text:p>0,842266462480858</text:p>
          </table:table-cell>
        </table:table-row>
        <table:table-row table:style-name="ro1">
          <table:table-cell table:number-columns-repeated="4"/>
          <table:table-cell table:formula="of:=[.D21]/65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ise</text:p>
          </table:table-cell>
          <table:table-cell office:value-type="float" office:value="588" calcext:value-type="float">
            <text:p>588</text:p>
          </table:table-cell>
          <table:table-cell table:formula="of:=[.D22]/653" office:value-type="float" office:value="0.900459418070444" calcext:value-type="float">
            <text:p>0,900459418070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mètre</text:p>
          </table:table-cell>
          <table:table-cell office:value-type="float" office:value="620" calcext:value-type="float">
            <text:p>620</text:p>
          </table:table-cell>
          <table:table-cell table:formula="of:=[.D23]/653" office:value-type="float" office:value="0.949464012251148" calcext:value-type="float">
            <text:p>0,9494640122511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/>
          <table:table-cell table:formula="of:=[.D25]/6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/>
          <table:table-cell office:value-type="string" calcext:value-type="string">
            <text:p>Trou</text:p>
          </table:table-cell>
          <table:table-cell office:value-type="float" office:value="81" calcext:value-type="float">
            <text:p>81</text:p>
          </table:table-cell>
          <table:table-cell table:formula="of:=[.D26]/653" office:value-type="float" office:value="0.124042879019908" calcext:value-type="float">
            <text:p>0,124042879019908</text:p>
          </table:table-cell>
        </table:table-row>
        <table:table-row table:style-name="ro1">
          <table:table-cell office:value-type="string" calcext:value-type="string">
            <text:p>des boutons</text:p>
          </table:table-cell>
          <table:table-cell/>
          <table:table-cell office:value-type="string" calcext:value-type="string">
            <text:p>Particules</text:p>
          </table:table-cell>
          <table:table-cell office:value-type="float" office:value="172" calcext:value-type="float">
            <text:p>172</text:p>
          </table:table-cell>
          <table:table-cell table:formula="of:=[.D27]/653" office:value-type="float" office:value="0.263399693721286" calcext:value-type="float">
            <text:p>0,263399693721286</text:p>
          </table:table-cell>
        </table:table-row>
        <table:table-row table:style-name="ro1">
          <table:table-cell office:value-type="string" calcext:value-type="string">
            <text:p>rotatifs</text:p>
          </table:table-cell>
          <table:table-cell table:number-columns-repeated="3"/>
          <table:table-cell table:formula="of:=[.D28]/65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érature</text:p>
          </table:table-cell>
          <table:table-cell office:value-type="float" office:value="297" calcext:value-type="float">
            <text:p>297</text:p>
          </table:table-cell>
          <table:table-cell table:formula="of:=[.D29]/653" office:value-type="float" office:value="0.454823889739663" calcext:value-type="float">
            <text:p>0,4548238897396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uche</text:p>
          </table:table-cell>
          <table:table-cell office:value-type="float" office:value="413" calcext:value-type="float">
            <text:p>413</text:p>
          </table:table-cell>
          <table:table-cell table:formula="of:=[.D30]/653" office:value-type="float" office:value="0.632465543644717" calcext:value-type="float">
            <text:p>0,632465543644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ite</text:p>
          </table:table-cell>
          <table:table-cell office:value-type="float" office:value="530" calcext:value-type="float">
            <text:p>530</text:p>
          </table:table-cell>
          <table:table-cell table:formula="of:=[.D31]/653" office:value-type="float" office:value="0.811638591117917" calcext:value-type="float">
            <text:p>0,811638591117917</text:p>
          </table:table-cell>
        </table:table-row>
        <table:table-row table:style-name="ro1">
          <table:table-cell table:number-columns-repeated="4"/>
          <table:table-cell table:formula="of:=[.D32]/65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office:value-type="float" office:value="638" calcext:value-type="float">
            <text:p>638</text:p>
          </table:table-cell>
          <table:table-cell table:formula="of:=[.D33]/653" office:value-type="float" office:value="0.977029096477795" calcext:value-type="float">
            <text:p>0,977029096477795</text:p>
          </table:table-cell>
        </table:table-row>
        <table:table-row table:style-name="ro1">
          <table:table-cell table:number-columns-repeated="4"/>
          <table:table-cell table:formula="of:=[.D34]/6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eur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497" calcext:value-type="float">
            <text:p>497</text:p>
          </table:table-cell>
          <table:table-cell table:formula="of:=[.D35]/653" office:value-type="float" office:value="0.761102603369066" calcext:value-type="float">
            <text:p>0,761102603369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</text:p>
          </table:table-cell>
          <table:table-cell office:value-type="float" office:value="635" calcext:value-type="float">
            <text:p>635</text:p>
          </table:table-cell>
          <table:table-cell table:formula="of:=[.D36]/653" office:value-type="float" office:value="0.972434915773354" calcext:value-type="float">
            <text:p>0,9724349157733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auteur 6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1158" calcext:value-type="float">
            <text:p>11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D41]/1158" office:value-type="float" office:value="0.0379965457685665" calcext:value-type="float">
            <text:p>0,03799654576856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[.D42]/1158" office:value-type="float" office:value="0.0664939550949914" calcext:value-type="float">
            <text:p>0,06649395509499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formula="of:=[.D43]/1158" office:value-type="float" office:value="0.0949913644214162" calcext:value-type="float">
            <text:p>0,094991364421416</text:p>
          </table:table-cell>
        </table:table-row>
        <table:table-row table:style-name="ro1">
          <table:table-cell table:number-columns-repeated="4"/>
          <table:table-cell table:formula="of:=[.D44]/115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formula="of:=[.D45]/1158" office:value-type="float" office:value="0.150259067357513" calcext:value-type="float">
            <text:p>0,15025906735751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formula="of:=[.D46]/1158" office:value-type="float" office:value="0.177892918825561" calcext:value-type="float">
            <text:p>0,17789291882556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formula="of:=[.D47]/1158" office:value-type="float" office:value="0.207253886010363" calcext:value-type="float">
            <text:p>0,20725388601036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formula="of:=[.D48]/1158" office:value-type="float" office:value="0.236614853195164" calcext:value-type="float">
            <text:p>0,236614853195164</text:p>
          </table:table-cell>
        </table:table-row>
        <table:table-row table:style-name="ro1">
          <table:table-cell table:number-columns-repeated="4"/>
          <table:table-cell table:formula="of:=[.D49]/115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se</text:p>
          </table:table-cell>
          <table:table-cell office:value-type="float" office:value="365" calcext:value-type="float">
            <text:p>365</text:p>
          </table:table-cell>
          <table:table-cell table:formula="of:=[.D50]/1158" office:value-type="float" office:value="0.315198618307427" calcext:value-type="float">
            <text:p>0,315198618307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float" office:value="412" calcext:value-type="float">
            <text:p>412</text:p>
          </table:table-cell>
          <table:table-cell table:formula="of:=[.D51]/1158" office:value-type="float" office:value="0.355785837651123" calcext:value-type="float">
            <text:p>0,355785837651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ins</text:p>
          </table:table-cell>
          <table:table-cell office:value-type="float" office:value="449" calcext:value-type="float">
            <text:p>449</text:p>
          </table:table-cell>
          <table:table-cell table:formula="of:=[.D52]/1158" office:value-type="float" office:value="0.387737478411054" calcext:value-type="float">
            <text:p>0,387737478411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s</text:p>
          </table:table-cell>
          <table:table-cell office:value-type="float" office:value="484" calcext:value-type="float">
            <text:p>484</text:p>
          </table:table-cell>
          <table:table-cell table:formula="of:=[.D53]/1158" office:value-type="float" office:value="0.417962003454232" calcext:value-type="float">
            <text:p>0,417962003454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float" office:value="522" calcext:value-type="float">
            <text:p>522</text:p>
          </table:table-cell>
          <table:table-cell table:formula="of:=[.D54]/1158" office:value-type="float" office:value="0.450777202072539" calcext:value-type="float">
            <text:p>0,45077720207253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dè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trô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06:16:48.596825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0:29:00.115393887</meta:creation-date>
    <meta:generator>LibreOffice/5.2.7.2$Linux_X86_64 LibreOffice_project/20m0$Build-2</meta:generator>
    <dc:date>2018-11-01T12:51:33.332405105</dc:date>
    <meta:editing-duration>PT5H44M8S</meta:editing-duration>
    <meta:editing-cycles>10</meta:editing-cycles>
    <meta:document-statistic meta:table-count="1" meta:cell-count="136" meta:object-count="0"/>
  </office:meta>
</office:document-meta>
</file>